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  <style:style style:name="T3" style:family="text">
      <style:text-properties fo:language="sv" fo:country="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tokoll, hållet vid konstitue- <text:s text:c="31"/>rande sammanträde med styrelsen i <text:s text:c="34"/>Amber Biosciences AB, Lund 2008-04-20</text:span></text:p>
      <text:p text:style-name="P1"/>
      <text:p text:style-name="P1"/>
      <text:p text:style-name="P4"><text:span text:style-name="T2">Närvarande</text:span><text:span text:style-name="T1">:</text:span></text:p>
      <text:p text:style-name="P4"><text:span text:style-name="T1">Björn Canbäck</text:span></text:p>
      <text:p text:style-name="P4"><text:span text:style-name="T1">Ann-Sofie Albrekt</text:span></text:p>
      <text:p text:style-name="P4"><text:span text:style-name="T1">Morten Krogh</text:span></text:p>
      <text:p text:style-name="P4"><text:span text:style-name="T2"/></text:p>
      <text:p text:style-name="P4"><text:span text:style-name="T2">Vid protokollet</text:span><text:span text:style-name="T1">:</text:span></text:p>
      <text:p text:style-name="P2">Morten Krogh</text:p>
      <text:p text:style-name="P2"/>
      <text:p text:style-name="P4"><text:span text:style-name="T1"><text:s text:c="31"/>§ 1 </text:span></text:p>
      <text:p text:style-name="P4"><text:span text:style-name="T2">Beslöts</text:span><text:span text:style-name="T1">: <text:s text:c="50"/></text:span></text:p>
      <text:p text:style-name="P2">att <text:s/>protokollet skulle justeras av Ann-Sofie Albrekt.</text:p>
      <text:p text:style-name="P2"/>
      <text:p text:style-name="P4"><text:span text:style-name="T1"><text:s text:c="31"/>§ 2 </text:span></text:p>
      <text:p text:style-name="P4"><text:span text:style-name="T2">Beslöts</text:span><text:span text:style-name="T1">: <text:s text:c="41"/></text:span></text:p>
      <text:p text:style-name="P2">att <text:s/>utse Morten Krogh till ordförande vid sammanträdet. </text:p>
      <text:p text:style-name="P2"/>
      <text:p text:style-name="P4"><text:span text:style-name="T1"><text:s text:c="31"/>§ 3 </text:span></text:p>
      <text:p text:style-name="P4"><text:span text:style-name="T2">Beslöts</text:span><text:span text:style-name="T1">: <text:s text:c="41"/></text:span></text:p>
      <text:p text:style-name="P2">att <text:s/>anta skriftlig arbetsordning för styrelsen enligt </text:p>
      <text:p text:style-name="P4"><text:span text:style-name="T1"><text:s text:c="5"/>bilaga 1.</text:span></text:p>
      <text:p text:style-name="P4"><text:span text:style-name="T1"><text:s text:c="31"/>§ 4 </text:span></text:p>
      <text:p text:style-name="P4"><text:span text:style-name="T2">Beslöts</text:span><text:span text:style-name="T1">: <text:s text:c="55"/></text:span></text:p>
      <text:p text:style-name="P2">att <text:s/>firman tecknas av styrelseledamöterna var för sig.</text:p>
      <text:p text:style-name="P6"/>
      <text:p text:style-name="P3">Vidare förekom ej. </text:p>
      <text:p text:style-name="P3"><text:span text:style-name="T3"><text:s/></text:span></text:p>
      <text:p text:style-name="P3">Lund som ovan </text:p>
      <text:p text:style-name="P6"><text:s/></text:p>
      <text:p text:style-name="P3">Vid protokollet: </text:p>
      <text:p text:style-name="P3">Morten Krogh</text:p>
      <text:p text:style-name="P6"><text:s/></text:p>
      <text:p text:style-name="P3">Justerat:</text:p>
      <text:p text:style-name="P3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Ordinarie bolagsstämmoprotokoll, Falloppio AB</dc:title>
    <meta:initial-creator>Heléne Selsmark</meta:initial-creator>
    <meta:creation-date>2005-11-28T10:00:00</meta:creation-date>
    <dc:date>2009-09-07T08:53:09</dc:date>
    <meta:print-date>2005-11-28T11:02:00</meta:print-date>
    <meta:editing-cycles>5</meta:editing-cycles>
    <meta:editing-duration>PT00H16M27S</meta:editing-duration>
    <meta:generator>NeoOffice/3.0$Unix OpenOffice.org_project/Patch 0</meta:generator>
    <meta:document-statistic meta:table-count="0" meta:image-count="0" meta:object-count="0" meta:page-count="1" meta:paragraph-count="29" meta:word-count="85" meta:character-count="958"/>
  </office:meta>
</office:document-meta>
</file>